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20-08-1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19-05-06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17-04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15-05-0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13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12-08-08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11-05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09-07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0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0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141088402401</text:p>
          </table:table-cell>
          <table:table-cell office:value-type="string" calcext:value-type="string">
            <text:p>199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